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8pt"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cription for project 2 in CMPUT 291</text:p>
      <text:p text:style-name="P4"/>
      <text:p text:style-name="P3"/>
      <text:p text:style-name="P3">LAB section:<text:tab/>LAB D04</text:p>
      <text:p text:style-name="P3">LEC section: <text:tab/>LEC A1</text:p>
      <text:p text:style-name="P3">Prof:<text:tab/><text:tab/><text:tab/>Yuan,Li Yan</text:p>
      <text:p text:style-name="P3">TA:<text:tab/><text:tab/><text:tab/>Xu,Bing</text:p>
      <text:p text:style-name="P3">Student:<text:tab/><text:tab/>Yue YIN(single one member within group)</text:p>
      <text:p text:style-name="P3">Student ID:<text:tab/>1345121</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DATIALED TEST RESULTS:</text:p>
      <text:p text:style-name="P5">The key search and data search for all data structure are randomly picking up 5 pieces of keys or data .</text:p>
      <text:p text:style-name="P5">The ranged search in all data structure are performed with a fixed length of <text:s/>range(eg:greater and equal than ‘a’ &amp;&amp; less than or equal to ‘d’,namely d-a)</text:p>
      <text:p text:style-name="P5"/>
      <text:p text:style-name="P1">BTREE:</text:p>
      <text:p text:style-name="Standard">key_search_time</text:p>
      <text:p text:style-name="Standard">=(45.7763671875+45.06111145019531+39.10064697265625+42.91534423828125+42.91534423828125)/5</text:p>
      <text:p text:style-name="Standard"><text:tab/><text:tab/><text:tab/><text:tab/><text:tab/><text:tab/><text:tab/><text:tab/>=43.15376281738281 micro seconds</text:p>
      <text:p text:style-name="Standard">data_search_time</text:p>
      <text:p text:style-name="Standard">=(1006748.9147186279+1001016.8552398682+1001181.1256408691+1001235.9619140625+1002839.0884399414)/5</text:p>
      <text:p text:style-name="Standard"><text:tab/><text:tab/><text:tab/><text:tab/><text:tab/><text:tab/><text:tab/><text:tab/>=1002604.3891906738micro seconds</text:p>
      <text:p text:style-name="Standard">range_search(upper=d,lower=a,length of d-a or e-b or f-c or g-d or h-e)</text:p>
      <text:p text:style-name="Standard">=(1478604.0782928467+1490115.8809661865+1487889.051437378+1489715.0993347168+1487429.141998291)/5 <text:s/></text:p>
      <text:p text:style-name="Standard"><text:tab/><text:tab/><text:tab/><text:tab/><text:tab/><text:tab/><text:tab/><text:tab/>=1486750.6504058838micro seconds <text:s text:c="2"/></text:p>
      <text:p text:style-name="Standard"><text:tab/></text:p>
      <text:p text:style-name="P1">HASH:</text:p>
      <text:p text:style-name="Standard">key_search_time</text:p>
      <text:p text:style-name="Standard">=(38.86222839355469+36.00120544433594+34.09385681152344+33.855438232421875+40.0543212890625)/5</text:p>
      <text:p text:style-name="Standard"><text:tab/><text:tab/><text:tab/><text:tab/><text:tab/><text:tab/><text:tab/><text:tab/>=36.57341003417969 micro seconds</text:p>
      <text:p text:style-name="Standard">data_search_time</text:p>
      <text:p text:style-name="Standard">=(1083531.8565368652+1080852.0317077637+1085958.9576721191+1076954.8416137695+1082444.9062347412)/5</text:p>
      <text:p text:style-name="Standard"><text:tab/><text:tab/><text:tab/><text:tab/><text:tab/><text:tab/><text:tab/><text:tab/>=1081948.5187530518micro seconds</text:p>
      <text:p text:style-name="Standard">range_search(upper=d,lower=a,length of d-a or e-b or f-c or g-d or h-e)=(472476.9592285156+474807.0240020752+484145.8797454834+482005.11932373047+485101.93824768066)/5 <text:s/></text:p>
      <text:p text:style-name="Standard"><text:tab/><text:tab/><text:tab/><text:tab/><text:tab/><text:tab/><text:tab/><text:tab/>=479707.38410949707micro seconds </text:p>
      <text:p text:style-name="Standard"><text:tab/><text:tab/><text:tab/><text:tab/><text:tab/><text:tab/><text:tab/><text:tab/></text:p>
      <text:p text:style-name="P1">ADVANVED INVERTED INDEX:</text:p>
      <text:p text:style-name="Standard">key_search_time</text:p>
      <text:p text:style-name="Standard">=(41.00799560546875+43.8690185546875+43.8690185546875+41.00799560546875+44.10743713378906)/5</text:p>
      <text:p text:style-name="Standard"><text:tab/><text:tab/><text:tab/><text:tab/><text:tab/><text:tab/><text:tab/><text:tab/>=42.77229309082031 micro seconds</text:p>
      <text:p text:style-name="Standard">data_search_time</text:p>
      <text:p text:style-name="Standard">=(46.01478576660156+42.91534423828125+41.00799560546875+45.06111145019531+46.01478576660156)/5</text:p>
      <text:p text:style-name="Standard"><text:tab/><text:tab/><text:tab/><text:tab/><text:tab/><text:tab/><text:tab/><text:tab/>=44.20280456542969micro seconds</text:p>
      <text:p text:style-name="Standard">range_search(upper=d,lower=a,length of d-a or e-b or f-c or g-d or h-e)</text:p>
      <text:p text:style-name="Standard">=(1479624.0782929857+1411515.8807771865+1487989.051437378+1484005.0945637168+1377429.<text:soft-page-break/>1498797291)/5 <text:s/></text:p>
      <text:p text:style-name="Standard"><text:tab/><text:tab/><text:tab/><text:tab/><text:tab/><text:tab/><text:tab/><text:tab/>=1448112.6509901993micro seconds</text:p>
      <text:p text:style-name="Standard"/>
      <text:p text:style-name="Standard"/>
      <text:p text:style-name="Standard"><text:span text:style-name="T3">The following table gives the test time in micro seconds for each type of data structure in different queries.</text:span></text:p>
      <text:p text:style-name="Standard"/>
      <table:table table:name="Table1" table:style-name="Table1">
        <table:table-column table:style-name="Table1.A" table:number-columns-repeated="4"/>
        <table:table-row>
          <table:table-cell table:style-name="Table1.A1" office:value-type="string">
            <text:p text:style-name="Table_20_Contents">Queries </text:p>
          </table:table-cell>
          <table:table-cell table:style-name="Table1.A1" office:value-type="string">
            <text:p text:style-name="Table_20_Contents">B-tree </text:p>
          </table:table-cell>
          <table:table-cell table:style-name="Table1.A1" office:value-type="string">
            <text:p text:style-name="Table_20_Contents">Hash table</text:p>
          </table:table-cell>
          <table:table-cell table:style-name="Table1.D1" office:value-type="string">
            <text:p text:style-name="Table_20_Contents">Index file</text:p>
          </table:table-cell>
        </table:table-row>
        <table:table-row>
          <table:table-cell table:style-name="Table1.A2" office:value-type="string">
            <text:p text:style-name="Table_20_Contents">Key search</text:p>
          </table:table-cell>
          <table:table-cell table:style-name="Table1.A2" office:value-type="string">
            <text:p text:style-name="Standard">43.15376281738281</text:p>
          </table:table-cell>
          <table:table-cell table:style-name="Table1.A2" office:value-type="string">
            <text:p text:style-name="Standard">36.57341003417969</text:p>
          </table:table-cell>
          <table:table-cell table:style-name="Table1.D2" office:value-type="string">
            <text:p text:style-name="Standard">42.77229309082031</text:p>
          </table:table-cell>
        </table:table-row>
        <table:table-row>
          <table:table-cell table:style-name="Table1.A2" office:value-type="string">
            <text:p text:style-name="Table_20_Contents">Data search</text:p>
          </table:table-cell>
          <table:table-cell table:style-name="Table1.A2" office:value-type="string">
            <text:p text:style-name="Standard">1002604.3891906738</text:p>
          </table:table-cell>
          <table:table-cell table:style-name="Table1.A2" office:value-type="string">
            <text:p text:style-name="Standard">1081948.5187530518</text:p>
          </table:table-cell>
          <table:table-cell table:style-name="Table1.D2" office:value-type="string">
            <text:p text:style-name="Standard">44.20280456542969</text:p>
          </table:table-cell>
        </table:table-row>
        <table:table-row>
          <table:table-cell table:style-name="Table1.A2" office:value-type="string">
            <text:p text:style-name="Table_20_Contents">Ranged search(</text:p>
            <text:p text:style-name="Table_20_Contents">length = d-a)</text:p>
          </table:table-cell>
          <table:table-cell table:style-name="Table1.A2" office:value-type="string">
            <text:p text:style-name="Standard">1486750.6504058838</text:p>
          </table:table-cell>
          <table:table-cell table:style-name="Table1.A2" office:value-type="string">
            <text:p text:style-name="Standard">479707.38410949707</text:p>
          </table:table-cell>
          <table:table-cell table:style-name="Table1.D2" office:value-type="string">
            <text:p text:style-name="Standard">1448112.6509901993</text:p>
          </table:table-cell>
        </table:table-row>
      </table:table>
      <text:p text:style-name="Standard"/>
      <text:p text:style-name="P2">In the index file, the time consumed for data search shrink so much because there is an inverted index file created when the database created with using data as key and key as value in the database. Since the time need for searching a data from a key is fixed, and <text:span text:style-name="T1">we need display the records only </text:span><text:span text:style-name="T2">for the queries(no modify need),we can just retrieve <text:s/>the inverted index file for this command, which is much faster than sequentially searching <text:s/>by keys in the original data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e Yin</meta:initial-creator>
    <meta:creation-date>2013-11-29T01:05:46</meta:creation-date>
    <dc:date>2013-11-29T01:42:49</dc:date>
    <dc:creator>Yue Yin</dc:creator>
    <meta:editing-duration>PT35M26S</meta:editing-duration>
    <meta:editing-cycles>23</meta:editing-cycles>
    <meta:generator>LibreOffice/3.5$Linux_X86_64 LibreOffice_project/350m1$Build-2</meta:generator>
    <meta:printed-by>Yue Yin</meta:printed-by>
    <meta:print-date>2013-11-29T01:31:58</meta:print-date>
    <meta:document-statistic meta:table-count="1" meta:image-count="0" meta:object-count="0" meta:page-count="3" meta:paragraph-count="60" meta:word-count="283" meta:character-count="2887" meta:non-whitespace-character-count="2538"/>
  </office:meta>
</office:document-meta>
</file>